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ab-stops/>
      </style:paragraph-properties>
      <style:text-properties fo:color="#000000" style:font-name="Cabrion" fo:font-size="12pt" fo:font-weight="bold" officeooo:rsid="001cf20d" officeooo:paragraph-rsid="001cf20d"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fo:font-weight="bold" officeooo:rsid="001cf20d" officeooo:paragraph-rsid="001cf20d"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00%" fo:text-align="center" style:justify-single-word="false">
        <style:tab-stops/>
      </style:paragraph-properties>
      <style:text-properties fo:color="#000000" style:font-name="Cabrion" fo:font-size="12pt" fo:font-weight="normal" officeooo:rsid="000eb1d1" officeooo:paragraph-rsid="00214c1f"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fo:font-style="normal" fo:font-weight="bold" officeooo:rsid="002002ee" officeooo:paragraph-rsid="001cf20d" style:font-size-asian="12pt" style:font-style-asian="normal" style:font-weight-asian="bold" style:font-size-complex="12pt" style:font-style-complex="normal" style:font-weight-complex="bold"/>
    </style:style>
    <style:style style:name="P5"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fo:font-weight="bold" officeooo:rsid="001cf20d" officeooo:paragraph-rsid="001cf20d" style:font-size-asian="12pt" style:font-weight-asian="bold" style:font-size-complex="12pt" style:font-weight-complex="bold"/>
    </style:style>
    <style:style style:name="P6"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fo:font-weight="bold" officeooo:rsid="000eb1d1" officeooo:paragraph-rsid="001cf20d" style:font-size-asian="12pt" style:font-weight-asian="bold" style:font-size-complex="12pt" style:font-weight-complex="bold"/>
    </style:style>
    <style:style style:name="P7" style:family="paragraph" style:parent-style-name="Standard">
      <style:paragraph-properties fo:margin-top="0cm" fo:margin-bottom="0cm" loext:contextual-spacing="false" fo:line-height="100%" fo:text-align="start" style:justify-single-word="false">
        <style:tab-stops/>
      </style:paragraph-properties>
      <style:text-properties fo:color="#333333" style:font-name="Cabrion" fo:font-size="12pt" fo:font-weight="bold" officeooo:rsid="001e127b" officeooo:paragraph-rsid="001e127b" style:font-size-asian="12pt" style:font-weight-asian="bold" style:font-size-complex="12pt" style:font-weight-complex="bold"/>
    </style:style>
    <style:style style:name="P8" style:family="paragraph" style:parent-style-name="Standard">
      <style:paragraph-properties fo:margin-top="0cm" fo:margin-bottom="0cm" loext:contextual-spacing="false" fo:line-height="100%" fo:text-align="start" style:justify-single-word="false">
        <style:tab-stops/>
      </style:paragraph-properties>
      <style:text-properties fo:color="#333333" style:font-name="Cabrion" fo:font-size="12pt" style:text-underline-style="none" fo:font-weight="bold" officeooo:rsid="001cf20d" officeooo:paragraph-rsid="001cf20d" style:font-size-asian="12pt" style:font-weight-asian="bold" style:font-size-complex="12pt" style:font-weight-complex="bold"/>
    </style:style>
    <style:style style:name="P9" style:family="paragraph" style:parent-style-name="Standard">
      <loext:graphic-properties draw:fill="none" draw:fill-color="#ffffff" draw:opacity="100%"/>
      <style:paragraph-properties fo:margin-top="0cm" fo:margin-bottom="0cm" loext:contextual-spacing="false" fo:line-height="100%" fo:text-align="center" style:justify-single-word="false" fo:background-color="transparent">
        <style:tab-stops/>
      </style:paragraph-properties>
      <style:text-properties fo:color="#333333" style:font-name="Cabrion" fo:font-size="12pt" fo:language="zxx" fo:country="none" style:text-underline-style="none" fo:font-weight="bold" officeooo:rsid="00258fee" officeooo:paragraph-rsid="0024c275" style:font-size-asian="12pt" style:language-asian="zxx" style:country-asian="none" style:font-weight-asian="bold" style:font-size-complex="12pt" style:language-complex="zxx" style:country-complex="none" style:font-weight-complex="bold"/>
    </style:style>
    <style:style style:name="P10" style:family="paragraph" style:parent-style-name="Text_20_body">
      <style:paragraph-properties fo:margin-top="0cm" fo:margin-bottom="0cm" loext:contextual-spacing="false" fo:line-height="100%" fo:text-align="start" style:justify-single-word="false"/>
      <style:text-properties fo:color="#000000" style:font-name="Cabrion" fo:font-size="12pt" fo:font-weight="bold" officeooo:rsid="001e127b" style:font-size-asian="12pt" style:font-weight-asian="bold" style:font-size-complex="12pt" style:font-weight-complex="bold"/>
    </style:style>
    <style:style style:name="P11" style:family="paragraph" style:parent-style-name="Text_20_body">
      <style:paragraph-properties fo:margin-top="0cm" fo:margin-bottom="0cm" loext:contextual-spacing="false" fo:line-height="100%" fo:text-align="start" style:justify-single-word="false"/>
      <style:text-properties fo:color="#000000" style:font-name="Cabrion" fo:font-size="12pt" fo:font-weight="bold" officeooo:rsid="0020a1da" officeooo:paragraph-rsid="0020a1da" style:font-size-asian="12pt" style:font-weight-asian="bold" style:font-size-complex="12pt" style:font-weight-complex="bold"/>
    </style:style>
    <style:style style:name="P12" style:family="paragraph" style:parent-style-name="Text_20_body">
      <style:paragraph-properties fo:margin-top="0cm" fo:margin-bottom="0cm" loext:contextual-spacing="false" fo:line-height="100%" fo:text-align="center" style:justify-single-word="false"/>
      <style:text-properties fo:color="#333333" style:font-name="Cabrion" fo:font-size="12pt" fo:font-weight="bold" officeooo:rsid="0020a1da" officeooo:paragraph-rsid="0020a1da" style:font-size-asian="12pt" style:font-weight-asian="bold" style:font-size-complex="12pt" style:font-weight-complex="bold"/>
    </style:style>
    <style:style style:name="P13" style:family="paragraph" style:parent-style-name="Standard">
      <loext:graphic-properties draw:fill="solid" draw:fill-color="#99ffff" draw:opacity="100%"/>
      <style:paragraph-properties fo:margin-top="0cm" fo:margin-bottom="0.101cm" loext:contextual-spacing="false" fo:line-height="100%" fo:text-align="center" style:justify-single-word="false" fo:background-color="#99ffff">
        <style:tab-stops/>
      </style:paragraph-properties>
      <style:text-properties fo:color="#ff420e" style:font-name="Cabrion" fo:font-size="18pt" fo:font-weight="bold" officeooo:rsid="001cf20d" officeooo:paragraph-rsid="001cf20d" style:font-size-asian="18pt" style:font-weight-asian="bold" style:font-size-complex="18pt" style:font-weight-complex="bold"/>
    </style:style>
    <style:style style:name="P14" style:family="paragraph" style:parent-style-name="Standard">
      <loext:graphic-properties draw:fill="solid" draw:fill-color="#ffcc99" draw:opacity="100%"/>
      <style:paragraph-properties fo:margin-top="0cm" fo:margin-bottom="0.101cm" loext:contextual-spacing="false" fo:line-height="100%" fo:text-align="center" style:justify-single-word="false" fo:background-color="#ffcc99">
        <style:tab-stops/>
      </style:paragraph-properties>
      <style:text-properties fo:color="#0066cc" style:font-name="Cabrion" fo:font-size="18pt" fo:font-weight="bold" officeooo:rsid="001e127b" officeooo:paragraph-rsid="001e127b" style:font-size-asian="18pt" style:font-weight-asian="bold" style:font-size-complex="18pt" style:font-weight-complex="bold"/>
    </style:style>
    <style:style style:name="P15" style:family="paragraph" style:parent-style-name="Standard">
      <loext:graphic-properties draw:fill="solid" draw:fill-color="#cfe7f5" draw:opacity="100%"/>
      <style:paragraph-properties fo:margin-top="0cm" fo:margin-bottom="0.101cm" loext:contextual-spacing="false" fo:line-height="100%" fo:text-align="center" style:justify-single-word="false" fo:background-color="#cfe7f5">
        <style:tab-stops/>
      </style:paragraph-properties>
      <style:text-properties fo:color="#996600" style:font-name="Cabrion" fo:font-size="18pt" fo:font-weight="bold" officeooo:rsid="0020a1da" officeooo:paragraph-rsid="0020a1da" style:font-size-asian="18pt" style:font-weight-asian="bold" style:font-size-complex="18pt" style:font-weight-complex="bold"/>
    </style:style>
    <style:style style:name="P16" style:family="paragraph" style:parent-style-name="Standard">
      <loext:graphic-properties draw:fill="solid" draw:fill-color="#ccffcc" draw:opacity="100%"/>
      <style:paragraph-properties fo:margin-top="0cm" fo:margin-bottom="0.101cm" loext:contextual-spacing="false" fo:line-height="100%" fo:text-align="center" style:justify-single-word="false" fo:background-color="#ccffcc">
        <style:tab-stops/>
      </style:paragraph-properties>
      <style:text-properties fo:color="#7e0021" style:font-name="Cabrion" fo:font-size="18pt" fo:font-weight="bold" officeooo:rsid="0020a1da" officeooo:paragraph-rsid="0020a1da" style:font-size-asian="18pt" style:font-weight-asian="bold" style:font-size-complex="18pt" style:font-weight-complex="bold"/>
    </style:style>
    <style:style style:name="P17" style:family="paragraph" style:parent-style-name="Standard">
      <loext:graphic-properties draw:fill="solid" draw:fill-color="#ffff99" draw:opacity="100%"/>
      <style:paragraph-properties fo:margin-top="0cm" fo:margin-bottom="0.101cm" loext:contextual-spacing="false" fo:line-height="100%" fo:text-align="center" style:justify-single-word="false" fo:background-color="#ffff99">
        <style:tab-stops/>
      </style:paragraph-properties>
      <style:text-properties fo:color="#c5000b" style:font-name="Cabrion" fo:font-size="18pt" fo:font-weight="bold" officeooo:rsid="001e127b" officeooo:paragraph-rsid="001e127b" style:font-size-asian="18pt" style:font-weight-asian="bold" style:font-size-complex="18pt" style:font-weight-complex="bold"/>
    </style:style>
    <style:style style:name="P18" style:family="paragraph" style:parent-style-name="Standard">
      <loext:graphic-properties draw:fill="solid" draw:fill-color="#ffcccc" draw:opacity="100%"/>
      <style:paragraph-properties fo:margin-top="0cm" fo:margin-bottom="0.101cm" loext:contextual-spacing="false" fo:line-height="100%" fo:text-align="center" style:justify-single-word="false" fo:background-color="#ffcccc">
        <style:tab-stops/>
      </style:paragraph-properties>
      <style:text-properties fo:color="#6600ff" style:font-name="Cabrion" fo:font-size="18pt" style:text-underline-style="none" fo:font-weight="bold" officeooo:rsid="00258fee" officeooo:paragraph-rsid="00258fee" style:font-size-asian="18pt" style:font-weight-asian="bold" style:font-size-complex="18pt" style:font-weight-complex="bold"/>
    </style:style>
    <style:style style:name="P19" style:family="paragraph" style:parent-style-name="Standard">
      <loext:graphic-properties draw:fill="solid" draw:fill-color="#99ff99" draw:opacity="100%"/>
      <style:paragraph-properties fo:margin-top="0cm" fo:margin-bottom="0.101cm" loext:contextual-spacing="false" fo:line-height="100%" fo:text-align="center" style:justify-single-word="false" fo:background-color="#99ff99">
        <style:tab-stops/>
      </style:paragraph-properties>
      <style:text-properties fo:color="#cc00cc" style:font-name="Cabrion" fo:font-size="18pt" fo:font-weight="bold" officeooo:rsid="001f8d06" officeooo:paragraph-rsid="001cf20d" fo:background-color="transparent" style:font-size-asian="18pt" style:font-weight-asian="bold" style:font-size-complex="18pt" style:font-weight-complex="bold"/>
    </style:style>
    <style:style style:name="P20"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style:text-underline-style="none" fo:font-weight="bold" officeooo:rsid="000eb1d1" officeooo:paragraph-rsid="0027c34b" style:font-size-asian="12pt" style:font-weight-asian="bold" style:font-size-complex="12pt" style:font-weight-complex="bold"/>
    </style:style>
    <style:style style:name="P21"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style:text-underline-style="solid" style:text-underline-width="auto" style:text-underline-color="font-color" fo:font-weight="normal" officeooo:rsid="000eb1d1" officeooo:paragraph-rsid="0027c34b" style:font-size-asian="12pt" style:font-weight-asian="normal" style:font-size-complex="12pt" style:font-weight-complex="normal"/>
    </style:style>
    <style:style style:name="P22"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style:text-underline-style="none" fo:font-weight="bold" officeooo:rsid="001cf20d" officeooo:paragraph-rsid="0027c34b" style:font-size-asian="12pt" style:font-weight-asian="bold" style:font-size-complex="12pt" style:font-weight-complex="bold"/>
    </style:style>
    <style:style style:name="P23" style:family="paragraph" style:parent-style-name="Standard">
      <loext:graphic-properties draw:fill="solid" draw:fill-color="#ffff66" draw:opacity="100%"/>
      <style:paragraph-properties fo:margin-top="0cm" fo:margin-bottom="0.101cm" loext:contextual-spacing="false" fo:line-height="100%" fo:text-align="center" style:justify-single-word="false" fo:background-color="#ffff66">
        <style:tab-stops/>
      </style:paragraph-properties>
      <style:text-properties fo:color="#009900" style:font-name="Cabrion" fo:font-size="18pt" fo:font-weight="bold" officeooo:rsid="00214c1f" officeooo:paragraph-rsid="0027c34b" style:font-size-asian="18pt" style:font-weight-asian="bold" style:font-size-complex="18pt" style:font-weight-complex="bold"/>
    </style:style>
    <style:style style:name="P24" style:family="paragraph" style:parent-style-name="Standard">
      <loext:graphic-properties draw:fill="solid" draw:fill-color="#c4c4f3" draw:opacity="100%"/>
      <style:paragraph-properties fo:margin-top="0cm" fo:margin-bottom="0.101cm" loext:contextual-spacing="false" fo:line-height="100%" fo:text-align="center" style:justify-single-word="false" fo:background-color="#c4c4f3">
        <style:tab-stops/>
      </style:paragraph-properties>
      <style:text-properties fo:color="#cc3300" style:font-name="Cabrion" fo:font-size="18pt" fo:font-weight="bold" officeooo:rsid="0027c34b" officeooo:paragraph-rsid="0027c34b" style:font-size-asian="18pt" style:font-weight-asian="bold" style:font-size-complex="18pt" style:font-weight-complex="bold"/>
    </style:style>
    <style:style style:name="P25" style:family="paragraph" style:parent-style-name="Text_20_body" style:list-style-name="L1">
      <style:paragraph-properties fo:margin-top="0cm" fo:margin-bottom="0cm" loext:contextual-spacing="false" fo:line-height="100%" fo:text-align="start" style:justify-single-word="false">
        <style:tab-stops/>
      </style:paragraph-properties>
      <style:text-properties fo:color="#333333" style:font-name="Cabrion" fo:font-size="12pt" fo:font-weight="bold" officeooo:rsid="001e127b" officeooo:paragraph-rsid="001e127b" style:font-size-asian="12pt" style:font-weight-asian="bold" style:font-size-complex="12pt" style:font-weight-complex="bold"/>
    </style:style>
    <style:style style:name="P26" style:family="paragraph" style:parent-style-name="Text_20_body" style:list-style-name="L1">
      <style:paragraph-properties fo:margin-top="0cm" fo:margin-bottom="0cm" loext:contextual-spacing="false" fo:line-height="100%" fo:text-align="start" style:justify-single-word="false"/>
      <style:text-properties fo:color="#333333" style:font-name="Cabrion" fo:font-size="12pt" fo:font-weight="bold" officeooo:rsid="001e127b" style:font-size-asian="12pt" style:font-weight-asian="bold" style:font-size-complex="12pt" style:font-weight-complex="bold"/>
    </style:style>
    <style:style style:name="P27" style:family="paragraph" style:parent-style-name="Text_20_body" style:list-style-name="L1">
      <style:paragraph-properties fo:margin-top="0cm" fo:margin-bottom="0cm" loext:contextual-spacing="false" fo:line-height="100%" fo:text-align="start" style:justify-single-word="false"/>
      <style:text-properties fo:color="#333333" style:font-name="Cabrion" fo:font-size="12pt" fo:font-weight="bold" officeooo:rsid="001e127b" officeooo:paragraph-rsid="00214c1f" style:font-size-asian="12pt" style:font-weight-asian="bold" style:font-size-complex="12pt" style:font-weight-complex="bold"/>
    </style:style>
    <style:style style:name="T1" style:family="text">
      <style:text-properties officeooo:rsid="001f8d06"/>
    </style:style>
    <style:style style:name="T2" style:family="text">
      <style:text-properties officeooo:rsid="002002ee"/>
    </style:style>
    <style:style style:name="T3" style:family="text">
      <style:text-properties fo:font-style="normal" officeooo:rsid="002002ee" style:font-style-asian="normal" style:font-style-complex="normal"/>
    </style:style>
    <style:style style:name="T4" style:family="text">
      <style:text-properties fo:font-style="normal" officeooo:rsid="0022d5f7" style:font-style-asian="normal" style:font-style-complex="normal"/>
    </style:style>
    <style:style style:name="T5" style:family="text">
      <style:text-properties officeooo:rsid="00214c1f"/>
    </style:style>
    <style:style style:name="T6" style:family="text">
      <style:text-properties fo:color="#333333"/>
    </style:style>
    <style:style style:name="T7" style:family="text">
      <style:text-properties fo:color="#333333" fo:font-weight="bold" style:font-weight-asian="bold" style:font-weight-complex="bold"/>
    </style:style>
    <style:style style:name="T8" style:family="text">
      <style:text-properties fo:color="#333333" style:text-underline-style="solid" style:text-underline-width="auto" style:text-underline-color="font-color"/>
    </style:style>
    <style:style style:name="T9" style:family="text">
      <style:text-properties fo:color="#333333" style:text-underline-style="solid" style:text-underline-width="auto" style:text-underline-color="font-color" fo:font-weight="bold" style:font-weight-asian="bold" style:font-weight-complex="bold"/>
    </style:style>
    <style:style style:name="T10" style:family="text">
      <style:text-properties fo:color="#333333" officeooo:rsid="001e127b"/>
    </style:style>
    <style:style style:name="T11" style:family="text">
      <style:text-properties fo:color="#333333" officeooo:rsid="0022d5f7"/>
    </style:style>
    <style:style style:name="T12" style:family="text">
      <style:text-properties officeooo:rsid="0022d5f7"/>
    </style:style>
    <style:style style:name="T13" style:family="text">
      <style:text-properties officeooo:rsid="0024c275"/>
    </style:style>
    <style:style style:name="T14" style:family="text">
      <style:text-properties officeooo:rsid="00253294"/>
    </style:style>
    <style:style style:name="T15" style:family="text">
      <style:text-properties officeooo:rsid="0027c34b"/>
    </style:style>
    <style:style style:name="T16" style:family="text">
      <style:text-properties officeooo:rsid="00299236"/>
    </style:style>
    <style:style style:name="T17" style:family="text">
      <style:text-properties officeooo:rsid="002b181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line-break/>STRATEGIES DE GRÈVE<text:line-break/></text:p>
      <text:p text:style-name="P3"><text:span text:style-name="T7">plus d'infos sur </text:span><text:a xlink:type="simple" xlink:href="https://greve2loyers.github.io/" text:style-name="Internet_20_link" text:visited-style-name="Visited_20_Internet_20_Link"><text:span text:style-name="T9">https://greve2loyers.github.io</text:span></text:a></text:p>
      <text:p text:style-name="P21"/>
      <text:p text:style-name="P23">REGROUPEMENT ET COORDINATION</text:p>
      <text:p text:style-name="P20"><text:span text:style-name="T16">l</text:span>e plus important est de s’organiser en groupes <text:span text:style-name="T15">face à ses proprios</text:span> ! <text:span text:style-name="T15">Faire la grève seul.e ne marchera pas. </text:span>Faites du porte à porte <text:span text:style-name="T13">dans votre immeuble</text:span>, distribuez des tracts, expliquez votre situation et proposez d<text:span text:style-name="T13">e se regrouper</text:span>, <text:span text:style-name="T1">prévoyez</text:span> une réunion, <text:span text:style-name="T15">et organisez-vous par mail, ou sur telegram, ou signal, pour communiquer plus facilement</text:span></text:p>
      <text:p text:style-name="P22"/>
      <text:p text:style-name="P24">SI VOUS ÊTES ISOLÉ.ES</text:p>
      <text:p text:style-name="P6"><text:span text:style-name="T16">si vous ne pouvez pas vous réunir avec d’autres personnes et ne pouvez pas payer votre loyer, faire la grève tout.e seule ne vous aidera pas, il vaut mieux pour vous regarder les aides existantes pour ne pas vous retrouver sans toit (voir le site indiqué en haut)</text:span></text:p>
      <text:p text:style-name="P2"/>
      <text:p text:style-name="P13">ÉCRIRE À SES PROPRIOS</text:p>
      <text:p text:style-name="P5"><text:span text:style-name="T13">que vous fassiez grève </text:span>seul.es ou à plusieurs, écrivez une lettre à vos proprios pour leur expliquer que vous ne payez pas, et leur proposer des solutions ou vos revendications, <text:span text:style-name="T14">suivant votre stratégie</text:span> <text:span text:style-name="T3">(voir des modèles de lettre sur le site indiqué en </text:span><text:span text:style-name="T4">haut</text:span><text:span text:style-name="T3">)</text:span></text:p>
      <text:p text:style-name="P4"/>
      <text:p text:style-name="P14">CONNAITRE LES RISQUES JURIDIQUES</text:p>
      <text:p text:style-name="P7">renseignez-vous bien sur les risques de ne pas payer ses loyers, dont voici un résumé approximatif <text:span text:style-name="T12">(plus d’infos sur le site indiqué en haut)</text:span> :</text:p>
      <text:list xml:id="list7130441331534614362" text:style-name="L1">
        <text:list-item>
          <text:p text:style-name="P25">au bout de 2 mois : perte des APL + réception d'un "commandement de payer" à vos frais (~100 euros)</text:p>
        </text:list-item>
        <text:list-item>
          <text:p text:style-name="P26">au bout de 4 mois : assignation en justice pour dans 2 mois</text:p>
        </text:list-item>
        <text:list-item>
          <text:p text:style-name="P27">au bout de 6 mois : comparution en justice + résiliation du bail (<text:span text:style-name="T5">à </text:span>priori plus de marche arrière possible vers l'expulsion)</text:p>
        </text:list-item>
        <text:list-item>
          <text:p text:style-name="P27">au bout de 8 mois : expulsion + remboursement des dettes (si vous êtes solvable)</text:p>
        </text:list-item>
      </text:list>
      <text:p text:style-name="P10"/>
      <text:p text:style-name="P15">PAYER UN PEU</text:p>
      <text:p text:style-name="P12"><text:span text:style-name="T16">vous pouvez payer une petite partie de votre loyer, comme</text:span> 10 %, afin de montrer une forme de bonne <text:span text:style-name="T17">volonté</text:span> qui peut faciliter les négociations avec vos proprios et mettre plus de chance de votre côté si vous <text:span text:style-name="T16">allez</text:span> en justice, et ça peut <text:span text:style-name="T16">aussi</text:span> retarder d’un mois la perte de vos APL (que la CAF résilie dès que votre dette dépasse 2 fois votre loyer)</text:p>
      <text:p text:style-name="P11"/>
      <text:p text:style-name="P16">METTRE L’ARGENT DE COTÉ</text:p>
      <text:p text:style-name="P12">si vous le pouvez, si vous faites la grève par solidarité par exemple, mettez l’argent des loyers de côté, pour être préparé.e si vous devez le<text:span text:style-name="T14">s</text:span> rembourser <text:span text:style-name="T14">plus tard</text:span></text:p>
      <text:p text:style-name="P11"/>
      <text:p text:style-name="P17">TÉMOIGNE<text:span text:style-name="T2">R</text:span></text:p>
      <text:p text:style-name="P1"><text:span text:style-name="T6">fai</text:span><text:span text:style-name="T10">tes</text:span><text:span text:style-name="T6"> parler d</text:span><text:span text:style-name="T10">e votre grève</text:span><text:span text:style-name="T6"> en contactant </text:span><text:span text:style-name="T11">le site indiqué en haut,</text:span><text:span text:style-name="T6"> des médias </text:span><text:span text:style-name="T11">(dont une liste soutenant la grève est présente sur le site)</text:span><text:span text:style-name="T6">, ou </text:span><text:span text:style-name="T10">le</text:span><text:span text:style-name="T6"> DAL </text:span><text:a xlink:type="simple" xlink:href="https://www.loyersuspendu.org/" text:style-name="Internet_20_link" text:visited-style-name="Visited_20_Internet_20_Link"><text:span text:style-name="T8">https://www.loyersuspendu.org</text:span></text:a></text:p>
      <text:p text:style-name="P8"/>
      <text:p text:style-name="P18">ÉCHELONNEMENT DE LA DETTE</text:p>
      <text:p text:style-name="P9">attention à cette solution souvent <text:span text:style-name="T15">proposée</text:span> par les proprios <text:span text:style-name="T15">car</text:span> elle peut <text:span text:style-name="T15">augmenter</text:span> <text:span text:style-name="T15">vos</text:span> difficultés financières puisque vous devrez rembourser <text:span text:style-name="T15">la</text:span> dette en plus de payer le lo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0.55cm" fo:margin-left="0.55cm" fo:margin-right="0.55cm" fo:border="4pt double-thin #9933ff" style:border-line-width="0.018cm 0.106cm 0.018cm" fo:padding="0.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6:37:41.824932718</meta:creation-date>
    <dc:date>2020-06-22T19:35:42.398191250</dc:date>
    <meta:editing-duration>PT26M45S</meta:editing-duration>
    <meta:editing-cycles>8</meta:editing-cycles>
    <meta:generator>LibreOffice/5.1.6.2$Linux_X86_64 LibreOffice_project/10m0$Build-2</meta:generator>
    <meta:document-statistic meta:table-count="0" meta:image-count="0" meta:object-count="0" meta:page-count="1" meta:paragraph-count="22" meta:word-count="432" meta:character-count="2483" meta:non-whitespace-character-count="2075"/>
  </office:meta>
</office:document-meta>
</file>